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 fence="true" stretchy="false">(</mo>
                  <mrow>
                    <mrow>
                      <mrow>
                        <msub>
                          <mi>V</mi>
                          <mrow>
                            <mi>n</mi>
                            <mn>1</mn>
                          </mrow>
                        </msub>
                        <mo stretchy="false">−</mo>
                        <mn>15</mn>
                        <mo stretchy="false">+</mo>
                        <mfrac>
                          <mrow>
                            <mn>5</mn>
                            <mo stretchy="false">⋅</mo>
                            <msub>
                              <mi>V</mi>
                              <mrow>
                                <mi>n</mi>
                                <mn>1</mn>
                              </mrow>
                            </msub>
                          </mrow>
                          <mn>9</mn>
                        </mfrac>
                        <mo stretchy="false">+</mo>
                        <mfrac>
                          <mrow>
                            <mn>5</mn>
                            <mo stretchy="false">⋅</mo>
                            <mrow>
                              <mo fence="true" stretchy="false">(</mo>
                              <mrow>
                                <mrow>
                                  <msub>
                                    <mi>V</mi>
                                    <mrow>
                                      <mi>n</mi>
                                      <mn>1</mn>
                                    </mrow>
                                  </msub>
                                  <mo stretchy="false">−</mo>
                                  <msub>
                                    <mi>V</mi>
                                    <mrow>
                                      <mi>m</mi>
                                      <mn>2</mn>
                                    </mrow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n>11</mn>
                        </mfrac>
                      </mrow>
                      <mo stretchy="false">=</mo>
                      <mn>0</mn>
                    </mrow>
                  </mrow>
                  <mo fence="true" stretchy="false">)</mo>
                </mrow>
                <mo stretchy="false">⋅</mo>
                <mn>99</mn>
              </mrow>
            </mtd>
          </mtr>
          <mtr>
            <mtd>
              <mrow>
                <mrow>
                  <mo fence="true" stretchy="false">(</mo>
                  <mrow>
                    <mrow>
                      <mrow>
                        <mfrac>
                          <mrow>
                            <mn>5</mn>
                            <mo stretchy="false">⋅</mo>
                            <mrow>
                              <mo fence="true" stretchy="false">(</mo>
                              <mrow>
                                <mrow>
                                  <msub>
                                    <mi>V</mi>
                                    <mrow>
                                      <mi>n</mi>
                                      <mn>2</mn>
                                    </mrow>
                                  </msub>
                                  <mo stretchy="false">−</mo>
                                  <msub>
                                    <mi>V</mi>
                                    <mrow>
                                      <mi>n</mi>
                                      <mn>1</mn>
                                    </mrow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n>11</mn>
                        </mfrac>
                        <mo stretchy="false">+</mo>
                        <mfrac>
                          <mrow>
                            <mn>10</mn>
                            <mo stretchy="false">⋅</mo>
                            <msub>
                              <mi>V</mi>
                              <mrow>
                                <mi>n</mi>
                                <mn>2</mn>
                              </mrow>
                            </msub>
                          </mrow>
                          <mn>33</mn>
                        </mfrac>
                        <mo stretchy="false">+</mo>
                        <mfrac>
                          <mrow>
                            <mn>5</mn>
                            <mo stretchy="false">⋅</mo>
                            <mrow>
                              <mo fence="true" stretchy="false">(</mo>
                              <mrow>
                                <mrow>
                                  <msub>
                                    <mi>V</mi>
                                    <mrow>
                                      <mi>n</mi>
                                      <mn>2</mn>
                                    </mrow>
                                  </msub>
                                  <mo stretchy="false">−</mo>
                                  <mn>5</mn>
                                </mrow>
                              </mrow>
                              <mo fence="true" stretchy="false">)</mo>
                            </mrow>
                          </mrow>
                          <mn>28</mn>
                        </mfrac>
                      </mrow>
                      <mo stretchy="false">=</mo>
                      <mn>0</mn>
                    </mrow>
                  </mrow>
                  <mo fence="true" stretchy="false">)</mo>
                </mrow>
                <mo stretchy="false">⋅</mo>
                <mn>924</mn>
              </mrow>
            </mtd>
          </mtr>
        </mtable>
      </mrow>
      <mo fence="true" stretchy="true">}</mo>
    </mrow>
    <annotation encoding="StarMath 5.0">left lbrace binom 

{ ( { V_{n1} - 15 } +
{ 5 cdot V_{n1} } over 9 +
{ 5 cdot( V_{n1} - V_{m2} ) } over 11 = 0 ) cdot 99}

{ ( { 5 cdot ( V_{n2} - V_{n1} ) } over 11 +
{ 10 cdot V_{n2} } over 33 +
{ 5 cdot ( V_{n2} - 5 ) } over 28 = 0 ) cdot 924}

right rbrac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3:48:08.545000000</meta:creation-date>
    <dc:date>2019-10-21T23:54:22.660000000</dc:date>
    <meta:editing-duration>PT6M12S</meta:editing-duration>
    <meta:editing-cycles>3</meta:editing-cycles>
    <meta:generator>LibreOffice/6.2.5.2$Windows_X86_64 LibreOffice_project/1ec314fa52f458adc18c4f025c545a4e8b22c159</meta:generator>
  </office:meta>
</office:document-meta>
</file>